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90a81" officeooo:paragraph-rsid="00190a81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90a81" officeooo:paragraph-rsid="00190a81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90a81" officeooo:paragraph-rsid="0019c138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9c138" officeooo:paragraph-rsid="0019c138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a2730" officeooo:paragraph-rsid="0019c138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a2730" officeooo:paragraph-rsid="001a2730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b633c" officeooo:paragraph-rsid="001b633c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1cc37c" officeooo:paragraph-rsid="001cc37c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d4da2" officeooo:paragraph-rsid="001d4da2" style:font-size-asian="10.5pt" style:font-size-complex="12pt"/>
    </style:style>
    <style:style style:name="T1" style:family="text">
      <style:text-properties officeooo:rsid="001b633c"/>
    </style:style>
    <style:style style:name="T2" style:family="text">
      <style:text-properties officeooo:rsid="001cc3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ó per a la Visual Novel</text:p>
      <text:p text:style-name="P1"/>
      <text:p text:style-name="P1">Nun Beer Shall be Spilled!!!</text:p>
      <text:p text:style-name="P1"/>
      <text:p text:style-name="P9">NARRACIÓ INICIAL:</text:p>
      <text:p text:style-name="P2">Un dia més en el claustre, la llum del matí entra per la finestra de l’humil habitació de la Hildy, despertant-la.</text:p>
      <text:p text:style-name="P2">Ha passsat mala nit, doncs se la ha passat llegint els últims cómics de la seva saga preferida:</text:p>
      <text:p text:style-name="P2">”Els Sentinelles del crepúscle”.</text:p>
      <text:p text:style-name="P2">Abans de que pogués posar-se les ulleres, la mare superiora fa sonar les campanes que proclamen un nou dia a la capella.</text:p>
      <text:p text:style-name="P2">Després d’agrupar-se amb les altres monjes de la capella per les primeres oracions i per el esmorzar, la mare superiora s’aixecà i va dir:</text:p>
      <text:p text:style-name="P2"/>
      <text:p text:style-name="P2">MARE SUPERIORA: </text:p>
      <text:p text:style-name="P2">Germanes, tinc males notícies, ens estem quedant sense diners i em temo que la venta de galetes no està sent suficient per a mantenir el nostre claustre...per no dir que necessitem nous feligresos que ens comprin els nostres productes..</text:p>
      <text:p text:style-name="P2"/>
      <text:p text:style-name="P3">HILDY: </text:p>
      <text:p text:style-name="P3">Germana superiora, està dient que som pobres?</text:p>
      <text:p text:style-name="P3"/>
      <text:p text:style-name="P4">MARE SUPERIORA(molesta):</text:p>
      <text:p text:style-name="P4">Hildy,et recordo que tens un vot de pobresa, totes el tenim, ve amb la feina que tenim…</text:p>
      <text:p text:style-name="P4"/>
      <text:p text:style-name="P4">HILDY(xiuxiuejant):</text:p>
      <text:p text:style-name="P4">I jo comprant còmics...</text:p>
      <text:p text:style-name="P4"/>
      <text:p text:style-name="P4">MARE SUPERIORA:</text:p>
      <text:p text:style-name="P4">Si, i si no fem res al respecte, menys en podràs comprar.</text:p>
      <text:p text:style-name="P4"/>
      <text:p text:style-name="P4">HILDY:</text:p>
      <text:p text:style-name="P4">I EM QUEDARÈ SENSE SABER QUE LI PASA A PANJIRO EN LA SEVA BATALLA CONTRA EN MIKI JACKSON??</text:p>
      <text:p text:style-name="P4"/>
      <text:p text:style-name="P4">MARE SUPERIORA(molesta):</text:p>
      <text:p text:style-name="P4">Si t’amprenguessis la Biblia <text:s/>tant com aquestes tires còmiques…</text:p>
      <text:p text:style-name="P4"/>
      <text:p text:style-name="P4">Però el que necessitem ara són idees, Algú?</text:p>
      <text:p text:style-name="P4"/>
      <text:p text:style-name="P4">HILDY:</text:p>
      <text:p text:style-name="P4">Podriem disfressar-nos per a que la gent ens compri les galetes, jo sé de certs personatges que ho estàn petant ara al internet!.</text:p>
      <text:p text:style-name="P4"/>
      <text:p text:style-name="P4"><text:soft-page-break/></text:p>
      <text:p text:style-name="P4">MARE SUPERIORA(molesta):</text:p>
      <text:p text:style-name="P4">NINGÚ ES DISFRESSARÀ DE RES MENTRES JO ESTIGUI AQUÍ</text:p>
      <text:p text:style-name="P4"/>
      <text:p text:style-name="P4">HILDY:</text:p>
      <text:p text:style-name="P4">Doncs vostè ho petaría a internet</text:p>
      <text:p text:style-name="P4"/>
      <text:p text:style-name="P4">MARE SUPERIORA(santa paciència):</text:p>
      <text:p text:style-name="P4">...més idees?</text:p>
      <text:p text:style-name="P4"/>
      <text:p text:style-name="P4">GERMANA: </text:p>
      <text:p text:style-name="P4">I si produim la nostre propia cervesa?podriem vendre-la i no seriem la primera organització religiosa que es posa a fer cervesa per a que els seus feligresos la prenguin, mireu a Sant Patrici, icona de un país sencer a base d’emborratxar als feligresos.</text:p>
      <text:p text:style-name="P5"/>
      <text:p text:style-name="P6">GERMANA 2:</text:p>
      <text:p text:style-name="P6">Podriem utilitzar el vell magatzem com a taberna si el posem ben bonic!</text:p>
      <text:p text:style-name="P6">I així atrauriem a més gent a la ordre!</text:p>
      <text:p text:style-name="P6"/>
      <text:p text:style-name="P6">MARE SUPERIORA:</text:p>
      <text:p text:style-name="P6">Aquesta...aquesta es una molt bona idea, <text:span text:style-name="T1">no com le sidees de algunes, com la germana Hildy…</text:span></text:p>
      <text:p text:style-name="P6"/>
      <text:p text:style-name="P7">HILDY:</text:p>
      <text:p text:style-name="P7">Eh que encara estic aquí!</text:p>
      <text:p text:style-name="P7"/>
      <text:p text:style-name="P7">MARE SUPERIORA:</text:p>
      <text:p text:style-name="P7">Sí i preparat perquè tu seràs qui atendrà a la clientela</text:p>
      <text:p text:style-name="P7"/>
      <text:p text:style-name="P7">HILDY:</text:p>
      <text:p text:style-name="P7"/>
      <text:p text:style-name="P7">A…</text:p>
      <text:p text:style-name="P7"/>
      <text:p text:style-name="P7">Van passar els mesos i les monges varen produïr les primeres barriques de cervesa, la cual varen anomenar “La Francisca” i la Hildy va poder començar a entrenar les seves habilitats taberneres d’atenció al client…</text:p>
      <text:p text:style-name="P7"/>
      <text:p text:style-name="P7">MARE SUPERIORA:</text:p>
      <text:p text:style-name="P7">Després de mesos de treball i suor, quasi tot està llest per la opertura de la nostre humil taberna..però ara ve la nostra primera prova i depenem de la germana Hildy per a que surti bé…</text:p>
      <text:p text:style-name="P7"/>
      <text:p text:style-name="P7">HILDY:</text:p>
      <text:p text:style-name="P7">...Tot sigui per en Panjiro…</text:p>
      <text:p text:style-name="P7"/>
      <text:p text:style-name="P7">MARE SUPERIORA:</text:p>
      <text:p text:style-name="P7">Diràs Jesús…</text:p>
      <text:p text:style-name="P7"/>
      <text:p text:style-name="P7">HILDY:</text:p>
      <text:p text:style-name="P7">Jo ja se el que he dit</text:p>
      <text:p text:style-name="P7"/>
      <text:p text:style-name="P7">MARE SUPERIORA(molesta):</text:p>
      <text:p text:style-name="P7">...Sigui com sigui, a veure com s’et dona això...serveix-me una cervesa.</text:p>
      <text:p text:style-name="P7"/>
      <text:p text:style-name="P7"><text:soft-page-break/></text:p>
      <text:p text:style-name="P7"/>
      <text:p text:style-name="P7">--------LA HILDY TIRA UNA BONA CERVESA-----------</text:p>
      <text:p text:style-name="P7"/>
      <text:p text:style-name="P7">M<text:span text:style-name="T2">ARE SUPERIORA:</text:span></text:p>
      <text:p text:style-name="P8">Huh...no has vessat res ni has malgastat la cervesa...i aquesta està ben bona…</text:p>
      <text:p text:style-name="P8">Ben fet germana Hildy...ben fet.</text:p>
      <text:p text:style-name="P8"/>
      <text:p text:style-name="P8">HILDY:</text:p>
      <text:p text:style-name="P8">Siesque sòc l’hòstia collons</text:p>
      <text:p text:style-name="P8"/>
      <text:p text:style-name="P8">MARE SUPERIORA:</text:p>
      <text:p text:style-name="P8">LLENGUATGE!!</text:p>
      <text:p text:style-name="P8"/>
      <text:p text:style-name="P8">HILDY:</text:p>
      <text:p text:style-name="P8">Hòstia consagrada germana…</text:p>
      <text:p text:style-name="P8"/>
      <text:p text:style-name="P8">MARE SUPERIORA:</text:p>
      <text:p text:style-name="P8">No estic tant borratxa encara, aixñi que ves amb compte amb el que dius davant dels clients.</text:p>
      <text:p text:style-name="P8"/>
      <text:p text:style-name="P8"/>
      <text:p text:style-name="P8">FI DE LA DEMO</text:p>
      <text:p text:style-name="P8"/>
      <text:p text:style-name="P8"/>
      <text:p text:style-name="P8">-------LA HILDY TIRA UNA MALA CERVESA------</text:p>
      <text:p text:style-name="P8"/>
      <text:p text:style-name="P8">MARE SUPERIORA:</text:p>
      <text:p text:style-name="P8">Déu ens agafi confessats…</text:p>
      <text:p text:style-name="P8"/>
      <text:p text:style-name="P8"/>
      <text:p text:style-name="P8">FI DE LA DEMO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8:26:25.051000000</meta:creation-date>
    <dc:date>2025-05-26T16:06:47.858000000</dc:date>
    <meta:editing-duration>PT4H44M39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72" meta:word-count="564" meta:character-count="3299" meta:non-whitespace-character-count="2805"/>
  </office:meta>
</office:document-meta>
</file>